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4694in" style:rel-column-width="24860*"/>
    </style:style>
    <style:style style:name="Table5.B" style:family="table-column">
      <style:table-column-properties style:column-width="4.041in" style:rel-column-width="40675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1245*"/>
    </style:style>
    <style:style style:name="Table1.B" style:family="table-column">
      <style:table-column-properties style:column-width="2.6986in" style:rel-column-width="3886*"/>
    </style:style>
    <style:style style:name="Table1.C" style:family="table-column">
      <style:table-column-properties style:column-width="0.8542in" style:rel-column-width="1230*"/>
    </style:style>
    <style:style style:name="Table1.D" style:family="table-column">
      <style:table-column-properties style:column-width="2.1132in" style:rel-column-width="3043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2" style:family="table" style:master-page-name="">
      <style:table-properties style:width="3.9792in" fo:margin-left="0.1083in" fo:margin-right="2.6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792in" style:rel-column-width="5729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_20_indent">
      <style:paragraph-properties fo:margin-left="0in" fo:margin-right="0in" fo:text-indent="0in" style:auto-text-indent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  <style:text-properties fo:color="#ff0000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center" style:justify-single-word="false" text:number-lines="false" text:line-number="0"/>
      <style:text-properties fo:color="#ff0000" fo:font-weight="normal" style:font-weight-asian="normal" style:font-weight-complex="normal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2" style:family="paragraph" style:parent-style-name="Text_20_body_20_indent_20_2">
      <style:text-properties style:use-window-font-color="true"/>
    </style:style>
    <style:style style:name="P13" style:family="paragraph" style:parent-style-name="Text_20_body_20_indent_20_2">
      <style:paragraph-properties fo:margin-top="0.1665in" fo:margin-bottom="0.0835in"/>
    </style:style>
    <style:style style:name="P14" style:family="paragraph" style:parent-style-name="Heading_20_4">
      <style:paragraph-properties fo:margin-top="0.1665in" fo:margin-bottom="0.0835in" fo:keep-with-next="always"/>
    </style:style>
    <style:style style:name="P15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9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20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/>
    </style:style>
    <style:style style:name="P21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T3" style:family="text">
      <style:text-properties fo:language="en" fo:country="none" style:language-asian="zh" style:country-asian="T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ahoma1"/>
    </style:style>
    <style:style style:name="T8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9" style:family="text">
      <style:text-properties fo:font-size="12pt" fo:language="en" fo:country="none" style:font-size-asian="12pt"/>
    </style:style>
    <style:style style:name="T10" style:family="text">
      <style:text-properties style:language-asian="zh" style:country-asian="TW"/>
    </style:style>
    <style:style style:name="T11" style:family="text">
      <style:text-properties fo:color="#ff0000"/>
    </style:style>
    <style:style style:name="T12" style:family="text">
      <style:text-properties fo:font-size="11pt"/>
    </style:style>
    <style:style style:name="T13" style:family="text">
      <style:text-properties fo:font-style="normal"/>
    </style:style>
    <style:style style:name="T14" style:family="text">
      <style:text-properties style:font-name-asian="MingLiU"/>
    </style:style>
    <style:style style:name="T15" style:family="text">
      <style:text-properties style:font-size-asian="11pt"/>
    </style:style>
    <style:style style:name="T16" style:family="text">
      <style:text-properties style:font-style-asian="normal"/>
    </style:style>
    <style:style style:name="T17" style:family="text">
      <style:text-properties style:font-weight-asian="bold"/>
    </style:style>
    <style:style style:name="T18" style:family="text">
      <style:text-properties style:font-name-complex="Tahoma2"/>
    </style:style>
    <style:style style:name="T19" style:family="text">
      <style:text-properties style:font-size-complex="11pt"/>
    </style:style>
    <style:style style:name="T20" style:family="text">
      <style:text-properties style:font-style-complex="normal"/>
    </style:style>
    <style:style style:name="T21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extbox</text:h>
      <text:p text:style-name="Text_20_body_20_indent_20_2"><text:span text:style-name="T1">A </text:span><text:span text:style-name="Source_20_Text"><text:span text:style-name="T1">textbox</text:span></text:span><text:span text:style-name="T1"> is used to let users input text </text:span><text:span text:style-name="T3">data.</text:span></text:p>
      <text:p text:style-name="Text_20_body_20_indent_20_2"><text:span text:style-name="T1">You colud assign </text:span><text:span text:style-name="Source_20_Text"><text:span text:style-name="T1">value, type, constraint, rows, cols </text:span></text:span><text:span text:style-name="T1">to a textbox by the corresponding pro</text:span><text:span text:style-name="T3">perties. When you assigns the property </text:span><text:span text:style-name="Source_20_Text"><text:span text:style-name="T3">type </text:span></text:span><text:span text:style-name="T3">to a string value “password” when </text:span><text:span text:style-name="Source_20_Text"><text:span text:style-name="T3">multiline </text:span></text:span><text:span text:style-name="T3">is false( </text:span><text:span text:style-name="Source_20_Text"><text:span text:style-name="T3">multiline</text:span></text:span><text:span text:style-name="T3"> will be </text:span><text:span text:style-name="Source_20_Text"><text:span text:style-name="T3">true </text:span></text:span><text:span text:style-name="T3">if You set rows large then 1 or sets </text:span><text:span text:style-name="Source_20_Text"><text:span text:style-name="T3">multiline </text:span></text:span><text:span text:style-name="T3">to true directly) then any character in this component will replace by '*'.</text:span></text:p>
      <text:p text:style-name="Text_20_body_20_indent_20_2"><text:span text:style-name="T3">You colud also assign a constraint value with a regular expression string or a default constraint expression(available value is “no empty”). When user change the value of textbox, will cause a validating preocess to valdate the value. If valdation fail, then a notification will poped up.</text:span><text:span text:style-name="T1"> </text:span></text:p>
      <text:p text:style-name="P2"><draw:frame draw:style-name="fr1" draw:name="graphics1" text:anchor-type="paragraph" svg:width="4.5728in" svg:height="2.0209in" draw:z-index="0"><draw:image xlink:href="../images/textbox.png" xlink:type="simple" xlink:show="embed" xlink:actuate="onLoad" draw:filter-name="&lt;All formats&gt;"/></draw:frame><text:span text:style-name="T6"/></text:p>
      <text:p text:style-name="Code_20_Indent_20_2">&lt;textbox value="text..."/&gt;</text:p>
      <text:p text:style-name="Code_20_Indent_20_2">&lt;textbox value="secret" type="password"/&gt;</text:p>
      <text:p text:style-name="Code_20_Indent_20_2">&lt;textbox constraint="/.+@.+\.[a-z]+/: Please enter an e-mail address" /&gt;</text:p>
      <text:p text:style-name="Code_20_Indent_20_2">&lt;textbox rows="5" cols="40"&gt;</text:p>
      <text:p text:style-name="Code_20_Indent_20_2"><text:tab/>&lt;attribute name="value"&gt;</text:p>
      <text:p text:style-name="Code_20_Indent_20_2">text line1...</text:p>
      <text:p text:style-name="Code_20_Indent_20_2">text line2...</text:p>
      <text:p text:style-name="Code_20_Indent_20_2"><text:s/><text:tab/>&lt;/attribute&gt;</text:p>
      <text:p text:style-name="Code_20_Indent_20_2">&lt;/textbox&gt;</text:p>
      <text:h text:style-name="P8" text:outline-level="4">Class Name</text:h>
      <text:p text:style-name="P11"><text:span text:style-name="Source_20_Text"><text:span text:style-name="T9">org.zkoss.zul.Textbox</text:span></text:span></text:p>
      <text:h text:style-name="P9" text:outline-level="4">Supported Child Components</text:h>
      <text:p text:style-name="P12">*NONE </text:p>
      <text:h text:style-name="P9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Event Name</text:p>
            </table:table-cell>
            <table:table-cell table:style-name="Table5.B1" office:value-type="string">
              <text:p text:style-name="P3">Event Type</text:p>
            </table:table-cell>
          </table:table-row>
        </table:table-header-rows>
        <table:table-row>
          <table:table-cell table:style-name="Table5.A2" office:value-type="string">
            <text:p text:style-name="P18"><text:span text:style-name="Source_20_Text">onChange</text:span></text:p>
          </table:table-cell>
          <table:table-cell table:style-name="Table5.B2" office:value-type="string">
            <text:p text:style-name="P5"><text:a xlink:type="simple" xlink:href="../InputEvent.xml"><text:span text:style-name="Source_20_Text"><text:span text:style-name="T4">org.zkoss.zk.ui.event.InputEvent</text:span></text:span></text:a></text:p>
            <text:p text:style-name="P20"><text:span text:style-name="T6">Description:</text:span> </text:p>
            <text:p text:style-name="P20">Denotes the content of an input component has been modified by the user.</text:p>
          </table:table-cell>
        </table:table-row>
        <table:table-row>
          <table:table-cell table:style-name="Table5.A2" office:value-type="string">
            <text:p text:style-name="P18"><text:span text:style-name="Source_20_Text">onChanging</text:span></text:p>
          </table:table-cell>
          <table:table-cell table:style-name="Table5.B2" office:value-type="string">
            <text:p text:style-name="P5"><text:a xlink:type="simple" xlink:href="../InputEvent.xml"><text:span text:style-name="Source_20_Text"><text:span text:style-name="T4">org.zkoss.zk.ui.event.InputEvent</text:span></text:span></text:a></text:p>
            <text:p text:style-name="P20"><text:span text:style-name="T6">Description: </text:span></text:p>
            <text:p text:style-name="P21">Denotes that user is changing the content of an input component. Notice that the component's content (at the server) won't be changed until <text:span text:style-name="Source_20_Text">onChange</text:span> is received. Thus, you have to invoke the <text:span text:style-name="Source_20_Text">getValue </text:span>method in the <text:span text:style-name="Source_20_Text">InputEvent </text:span>class to retrieve the temporary value.</text:p>
          </table:table-cell>
        </table:table-row>
        <table:table-row>
          <table:table-cell table:style-name="Table5.A2" office:value-type="string">
            <text:p text:style-name="P18"><text:span text:style-name="Source_20_Text">onSelection</text:span></text:p>
          </table:table-cell>
          <table:table-cell table:style-name="Table5.B2" office:value-type="string">
            <text:p text:style-name="P5"><text:a xlink:type="simple" xlink:href="../SelectionEvent.xml"><text:span text:style-name="Source_20_Text">org.zkoss.zk.ui.event.SelectionEvent</text:span></text:a></text:p>
            <text:p text:style-name="P20"><text:span text:style-name="T6">Description: </text:span></text:p>
            <text:p text:style-name="P20"><text:span text:style-name="T4">Denotes that user is selecting a portion of the text of an input component. You can retrieve the start and end position of the selected text by use of the </text:span><text:span text:style-name="Source_20_Text"><text:span text:style-name="T4">getStart</text:span></text:span><text:span text:style-name="T4"> and </text:span><text:span text:style-name="Source_20_Text"><text:span text:style-name="T4">getEnd</text:span></text:span><text:span text:style-name="T4"> methods.</text:span><text:span text:style-name="T6"> </text:span></text:p>
          </table:table-cell>
        </table:table-row>
        <table:table-row>
          <table:table-cell table:style-name="Table5.A2" office:value-type="string">
            <text:p text:style-name="P18"><text:span text:style-name="Source_20_Text">onFocus</text:span></text:p>
          </table:table-cell>
          <table:table-cell table:style-name="Table5.B2" office:value-type="string">
            <text:p text:style-name="P5"><text:a xlink:type="simple" xlink:href="../Event.xml"><text:span text:style-name="Source_20_Text">org.zkoss.zk.ui.event.Event</text:span></text:a></text:p>
            <text:p text:style-name="P20"><text:span text:style-name="T6">Description: </text:span></text:p>
            <text:p text:style-name="P21">Denotes when a component gets the focus. Remember event listeners execute at the server, so the focus at the client might be changed when the event listener for <text:span text:style-name="Source_20_Text">onFocus</text:span> got executed.</text:p>
          </table:table-cell>
        </table:table-row>
        <table:table-row>
          <table:table-cell table:style-name="Table5.A2" office:value-type="string">
            <text:p text:style-name="P18"><text:span text:style-name="Source_20_Text">onBlur</text:span></text:p>
          </table:table-cell>
          <table:table-cell table:style-name="Table5.B2" office:value-type="string">
            <text:p text:style-name="P5"><text:a xlink:type="simple" xlink:href="../Event.xml"><text:span text:style-name="Source_20_Text">org.zkoss.zk.ui.event.Event</text:span></text:a></text:p>
            <text:p text:style-name="P20"><text:span text:style-name="T6">Description: </text:span></text:p>
            <text:p text:style-name="P21">Denotes when a component loses the focus. Remember event listeners execute at the server, so the focus at the client might be changed when the event listener for <text:span text:style-name="Source_20_Text">onBlur </text:span>got executed.</text:p>
          </table:table-cell>
        </table:table-row>
        <table:table-row>
          <table:table-cell table:style-name="Table5.A2" office:value-type="string">
            <text:p text:style-name="P18"><text:span text:style-name="Source_20_Text">onCreate</text:span></text:p>
          </table:table-cell>
          <table:table-cell table:style-name="Table5.B2" office:value-type="string">
            <text:p text:style-name="P5"><text:a xlink:type="simple" xlink:href="../CreateEvent.xml"><text:span text:style-name="Source_20_Text">org.zkoss.ui.zk.ui.event.CreateEvent</text:span></text:a></text:p>
            <text:p text:style-name="P20"><text:span text:style-name="T6">Description: </text:span></text:p>
            <text:p text:style-name="P21">Denotes a component is created when rendering a ZUML page.</text:p>
          </table:table-cell>
        </table:table-row>
        <table:table-row>
          <table:table-cell table:style-name="Table5.A2" office:value-type="string">
            <text:p text:style-name="P18"><text:span text:style-name="Source_20_Text">onDrop</text:span></text:p>
          </table:table-cell>
          <table:table-cell table:style-name="Table5.B2" office:value-type="string">
            <text:p text:style-name="P5"><text:a xlink:type="simple" xlink:href="../DropEvent.xml"><text:span text:style-name="Source_20_Text">org.zkoss.ui.zk.ui.event.DropEvent</text:span></text:a></text:p>
            <text:p text:style-name="P20"><text:span text:style-name="T6">Description: </text:span></text:p>
            <text:p text:style-name="P21">Denotes another component is dropped to the component that receives this event.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Property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A1" office:value-type="string">
              <text:p text:style-name="P3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multiline</text:span></text:p>
          </table:table-cell>
          <table:table-cell table:style-name="Table1.A2" office:value-type="string">
            <text:p text:style-name="P17">Sets whether it is multiline. </text:p>
            <text:p text:style-name="P17">Values: <text:span text:style-name="Source_20_Text">true | false</text:span></text:p>
            <text:p text:style-name="P17">Note: If rows &gt; 1 multiline will always return <text:span text:style-name="Source_20_Text">true</text:span>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>
          <table:table-cell table:style-name="Table1.A2" office:value-type="string">
            <text:p text:style-name="P1">rows</text:p>
          </table:table-cell>
          <table:table-cell table:style-name="Table1.A2" office:value-type="string">
            <text:p text:style-name="P17">Sets the rows. </text:p>
          </table:table-cell>
          <table:table-cell table:style-name="Table1.A2" office:value-type="string">
            <text:p text:style-name="P1"><text:span text:style-name="Source_20_Text">int</text:span></text:p>
          </table:table-cell>
          <table:table-cell table:style-name="Table1.D2" office:value-type="string">
            <text:p text:style-name="P1"><text:span text:style-name="T10">1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type</text:span></text:p>
          </table:table-cell>
          <table:table-cell table:style-name="Table1.B4" office:value-type="string">
            <text:p text:style-name="P17">Sets the type. </text:p>
            <text:p text:style-name="P17">Values : <text:span text:style-name="Source_20_Text">text | password</text:span>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text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val</text:span><text:span text:style-name="Source_20_Text"><text:span text:style-name="T10">ue</text:span></text:span></text:p>
          </table:table-cell>
          <table:table-cell table:style-name="Table1.B4" office:value-type="string">
            <text:p text:style-name="P17">Sets the text value. 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T10">&lt;empty string&gt;</text:span></text:p>
          </table:table-cell>
        </table:table-row>
      </table:table>
      <text:p text:style-name="P10"/>
      <text:h text:style-name="P14" text:outline-level="4"><text:span text:style-name="T8">Methods</text:span></text:h>
      <text:p text:style-name="P13">*NONE</text:p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15"><text:a xlink:type="simple" xlink:href="../InputElement.xml"><text:span text:style-name="Source_20_Text">org.zkoss.zul.InputElement</text:span></text:a></text:p>
          </table:table-cell>
        </table:table-row>
        <table:table-row>
          <table:table-cell table:style-name="Table2.A2" office:value-type="string">
            <text:p text:style-name="P15"><text:a xlink:type="simple" xlink:href="../XulElement.xml"><text:span text:style-name="Source_20_Text">org.zkoss.zul.imp.XulElement</text:span></text:a></text:p>
          </table:table-cell>
        </table:table-row>
        <table:table-row table:style-name="Table2.4">
          <table:table-cell table:style-name="Table2.A2" office:value-type="string">
            <text:p text:style-name="P15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4">
          <table:table-cell table:style-name="Table2.A2" office:value-type="string">
            <text:p text:style-name="P15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9T16:32:51</dc:date>
    <meta:print-date>2007-09-03T09:33:50</meta:print-date>
    <dc:language>en-US</dc:language>
    <meta:editing-cycles>85</meta:editing-cycles>
    <meta:editing-duration>PT5H17M2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80" meta:word-count="414" meta:character-count="2869"/>
  </office:meta>
</office:document-meta>
</file>